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bec" officeooo:paragraph-rsid="0019cbec"/>
    </style:style>
    <style:style style:name="P2" style:family="paragraph" style:parent-style-name="Standard">
      <style:text-properties officeooo:paragraph-rsid="0019cbec"/>
    </style:style>
    <style:style style:name="P3" style:family="paragraph" style:parent-style-name="Standard">
      <style:text-properties officeooo:rsid="001b2766" officeooo:paragraph-rsid="001b2766"/>
    </style:style>
    <style:style style:name="P4" style:family="paragraph" style:parent-style-name="Standard">
      <style:text-properties officeooo:paragraph-rsid="001b36cb"/>
    </style:style>
    <style:style style:name="P5" style:family="paragraph" style:parent-style-name="Standard">
      <style:text-properties officeooo:rsid="001db558" officeooo:paragraph-rsid="001db558"/>
    </style:style>
    <style:style style:name="P6" style:family="paragraph" style:parent-style-name="Standard">
      <style:text-properties officeooo:rsid="001db558" officeooo:paragraph-rsid="001ef39c"/>
    </style:style>
    <style:style style:name="P7" style:family="paragraph" style:parent-style-name="Standard">
      <style:text-properties officeooo:rsid="001db558" officeooo:paragraph-rsid="00208e53"/>
    </style:style>
    <style:style style:name="P8" style:family="paragraph" style:parent-style-name="Standard">
      <style:text-properties officeooo:rsid="001db558" officeooo:paragraph-rsid="00214bb1"/>
    </style:style>
    <style:style style:name="P9" style:family="paragraph" style:parent-style-name="Standard">
      <style:text-properties officeooo:rsid="0021637b" officeooo:paragraph-rsid="0021637b"/>
    </style:style>
    <style:style style:name="P10" style:family="paragraph" style:parent-style-name="Standard">
      <style:text-properties officeooo:rsid="00232d19" officeooo:paragraph-rsid="00232d19"/>
    </style:style>
    <style:style style:name="P11" style:family="paragraph" style:parent-style-name="Standard">
      <style:text-properties officeooo:rsid="0025d057" officeooo:paragraph-rsid="0025d057"/>
    </style:style>
    <style:style style:name="P12" style:family="paragraph" style:parent-style-name="Table_20_Contents">
      <style:paragraph-properties fo:text-align="center" style:justify-single-word="false"/>
      <style:text-properties officeooo:rsid="0017346c" officeooo:paragraph-rsid="0017346c"/>
    </style:style>
    <style:style style:name="P13" style:family="paragraph" style:parent-style-name="Table_20_Contents">
      <style:paragraph-properties fo:text-align="center" style:justify-single-word="false"/>
      <style:text-properties officeooo:rsid="0019156e" officeooo:paragraph-rsid="0019156e"/>
    </style:style>
    <style:style style:name="P14" style:family="paragraph" style:parent-style-name="Table_20_Contents">
      <style:paragraph-properties fo:text-align="center" style:justify-single-word="false"/>
      <style:text-properties officeooo:rsid="0019156e" officeooo:paragraph-rsid="0017346c"/>
    </style:style>
    <style:style style:name="P15" style:family="paragraph" style:parent-style-name="Standard">
      <style:text-properties officeooo:rsid="00232d19" officeooo:paragraph-rsid="00232d19"/>
    </style:style>
    <style:style style:name="P16" style:family="paragraph" style:parent-style-name="Standard">
      <style:text-properties officeooo:rsid="00283f7e" officeooo:paragraph-rsid="00283f7e"/>
    </style:style>
    <style:style style:name="P17" style:family="paragraph" style:parent-style-name="Standard">
      <style:text-properties officeooo:rsid="0019cbec" officeooo:paragraph-rsid="0019cbec"/>
    </style:style>
    <style:style style:name="P18" style:family="paragraph" style:parent-style-name="Standard">
      <style:text-properties officeooo:rsid="0029a0ff" officeooo:paragraph-rsid="0029a0ff"/>
    </style:style>
    <style:style style:name="P19" style:family="paragraph" style:parent-style-name="Standard">
      <style:text-properties officeooo:rsid="002ac4c3" officeooo:paragraph-rsid="002ac4c3"/>
    </style:style>
    <style:style style:name="T1" style:family="text">
      <style:text-properties officeooo:rsid="0019156e"/>
    </style:style>
    <style:style style:name="T2" style:family="text">
      <style:text-properties officeooo:rsid="001ce099"/>
    </style:style>
    <style:style style:name="T3" style:family="text">
      <style:text-properties officeooo:rsid="001db558"/>
    </style:style>
    <style:style style:name="T4" style:family="text">
      <style:text-properties officeooo:rsid="001ef39c"/>
    </style:style>
    <style:style style:name="T5" style:family="text">
      <style:text-properties officeooo:rsid="00208e53"/>
    </style:style>
    <style:style style:name="T6" style:family="text">
      <style:text-properties officeooo:rsid="0025d633"/>
    </style:style>
    <style:style style:name="T7" style:family="text">
      <style:text-properties officeooo:rsid="00261c6e"/>
    </style:style>
    <style:style style:name="T8" style:family="text">
      <style:text-properties officeooo:rsid="00274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.1</text:p>
      <text:p text:style-name="P3"/>
      <text:p text:style-name="P3">Ex.2</text:p>
      <text:p text:style-name="P2"/>
      <text:p text:style-name="P1">Ex.3 Goldbach</text:p>
      <text:p text:style-name="P4"><text:s text:c="4"/></text:p>
      <text:p text:style-name="P4">g++ -O3 -fopenmp main.cpp mylib.h get_primes.cpp count_goldbach.cpp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1">n</text:span>=10.000.000 </text:p>
          </table:table-cell>
          <table:table-cell table:style-name="Table2.B1" office:value-type="string">
            <text:p text:style-name="P14">-03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3">555.5 sec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3">273.9 sec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B2" office:value-type="string">
            <text:p text:style-name="P13">136 sec</text:p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B2" office:value-type="string">
            <text:p text:style-name="P13">69.51 sec</text:p>
          </table:table-cell>
        </table:table-row>
        <table:table-row>
          <table:table-cell table:style-name="Table2.A2" office:value-type="string">
            <text:p text:style-name="P13">16</text:p>
          </table:table-cell>
          <table:table-cell table:style-name="Table2.B2" office:value-type="string">
            <text:p text:style-name="P13">42.7 sec</text:p>
          </table:table-cell>
        </table:table-row>
        <table:table-row>
          <table:table-cell table:style-name="Table2.A2" office:value-type="string">
            <text:p text:style-name="P13">32</text:p>
          </table:table-cell>
          <table:table-cell table:style-name="Table2.B2" office:value-type="string">
            <text:p text:style-name="P13">24.29 sec</text:p>
          </table:table-cell>
        </table:table-row>
        <table:table-row>
          <table:table-cell table:style-name="Table2.A2" office:value-type="string">
            <text:p text:style-name="P13">64</text:p>
          </table:table-cell>
          <table:table-cell table:style-name="Table2.B2" office:value-type="string">
            <text:p text:style-name="P13">24.33 sec</text:p>
          </table:table-cell>
        </table:table-row>
      </table:table>
      <text:p text:style-name="P1"/>
      <text:p text:style-name="P1">Ex.4 </text:p>
      <text:p text:style-name="P18">Analyse the risk of reading collisions of MatrixMatrix implementation.</text:p>
      <text:p text:style-name="P18">------</text:p>
      <text:p text:style-name="P18">Matrix-Vector Multiplication </text:p>
      <text:p text:style-name="P18">M times N matrix: M = 60000, N = 9000</text:p>
      <text:p text:style-name="P18">Number of Loops: 1.5e+02</text:p>
      <text:p text:style-name="P18">------</text:p>
      <text:p text:style-name="P18">Matrix-Matrix Multiplication </text:p>
      <text:p text:style-name="P18">Matrix Dimensions (M times L and L times N): M = 2000, L = 2000, N = 2000</text:p>
      <text:p text:style-name="P18">Number of Loops: 5</text:p>
      <text:p text:style-name="P18">------</text:p>
      <text:p text:style-name="P18">Polynomial Evaluation </text:p>
      <text:p text:style-name="P18">Size of vector x: 5000</text:p>
      <text:p text:style-name="P18">Polynomial size (N) : 200000</text:p>
      <text:p text:style-name="P18">Number of Loops: 10</text:p>
      <text:p text:style-name="P18">------</text:p>
      <text:p text:style-name="P18">TimesMatrixVector = [ 91 48 28 18 18 22 20 ];</text:p>
      <text:p text:style-name="P18">TimesMatrixMatrix = [ 19 15 9.8 7.3 4.3 2.2 1.6 ];</text:p>
      <text:p text:style-name="P18">TimesPolynomialEvaluation = [ 14 7.2 3.6 2 1.1 0.61 0.54 ];</text:p>
      <text:p text:style-name="P18">------</text:p>
      <text:p text:style-name="P18">EfficiencyMatrixVector = [ 1 0.96 0.81 0.65 0.32 0.13 0.07 ];</text:p>
      <text:p text:style-name="P18">EfficiencyMatrixMatrix = [ 1 0.64 0.49 0.33 0.28 0.27 0.19 ];</text:p>
      <text:p text:style-name="P18">EfficiencyPolynomialEvaluation = [ 1 0.95 0.95 0.88 0.77 0.7 0.4 ];</text:p>
      <text:p text:style-name="P18">------</text:p>
      <text:p text:style-name="P18">GFlopsMatrixVector = [ 0.011 0.021 0.036 0.057 0.056 0.046 0.05 ];</text:p>
      <text:p text:style-name="P18">GFlopsMatrixMatrix = [ 0.77 0.98 1.5 2.1 3.5 6.7 9.4 ];</text:p>
      <text:p text:style-name="P18">GFlopsPolynomialEvaluation = [ 0.2 0.39 0.77 1.4 2.5 4.6 5.2 ];</text:p>
      <text:p text:style-name="P18">------</text:p>
      <text:p text:style-name="P18"><text:soft-page-break/>GipPerSecMatrixVector = [ 0.18 0.34 0.57 0.92 0.9 0.74 0.8 ];</text:p>
      <text:p text:style-name="P18">GipPerSecMatrixMatrix = [ 12 16 24 33 56 1.1e+02 1.5e+02 ];</text:p>
      <text:p text:style-name="P18">GipPerSecPolynomialEvaluation = [ 3.8 7.2 14 27 47 86 97 ];</text:p>
      <text:p text:style-name="P18">------</text:p>
      <text:p text:style-name="P18">NumberofThreads = [ 1 2 4 8 16 32 64 ];</text:p>
      <text:p text:style-name="P18">figure</text:p>
      <text:p text:style-name="P18">subplot(3,1,1)</text:p>
      <text:p text:style-name="P18">plot(NumberofThreads,EfficiencyMatrixVector)</text:p>
      <text:p text:style-name="P18">subplot(3,1,2)</text:p>
      <text:p text:style-name="P18">plot(NumberofThreads,EfficiencyMatrixMatrix)</text:p>
      <text:p text:style-name="P18">subplot(3,1,3)</text:p>
      <text:p text:style-name="P18">plot(NumberofThreads,EfficiencyPolynomialEvaluation)</text:p>
      <text:p text:style-name="P18"/>
      <text:p text:style-name="P19">Ex.5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23:19:53.616330710</meta:creation-date>
    <dc:date>2020-01-06T22:59:44.609776179</dc:date>
    <meta:editing-duration>PT4H20M28S</meta:editing-duration>
    <meta:editing-cycles>15</meta:editing-cycles>
    <meta:generator>LibreOffice/6.3.4.2.0$Linux_X86_64 LibreOffice_project/30$Build-2</meta:generator>
    <meta:document-statistic meta:table-count="1" meta:image-count="0" meta:object-count="0" meta:page-count="2" meta:paragraph-count="62" meta:word-count="259" meta:character-count="1539" meta:non-whitespace-character-count="1332"/>
  </office:meta>
</office:document-meta>
</file>